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text-properties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print 1 Plan</text:p>
      <text:p text:style-name="P2">C# Game Engine</text:p>
      <text:p text:style-name="P3">Sharp Slugs</text:p>
      <text:p text:style-name="P4">Revision<text:s/>3</text:p>
      <text:p text:style-name="P5">October 9, 2018</text:p>
      <text:p text:style-name="P6"/>
      <text:p text:style-name="Standard"><text:span text:style-name="T7">GOAL:</text:span><text:s/>For this sprint we want to create a basic “game” class as a framework, as well as a graphics library so that<text:s/>assets can be displayed on the screen.</text:p>
      <text:p text:style-name="P8"/>
      <text:p text:style-name="Standard"><text:span text:style-name="T9">Task Listing</text:span>:</text:p>
      <text:p text:style-name="Standard">User story 1: As a game designer I want a main “game” class so that I can have a foundation to create</text:p>
      <text:p text:style-name="Standard">my game.</text:p>
      <text:list text:style-name="LFO1" text:continue-numbering="true">
        <text:list-item>
          <text:p text:style-name="P10">Abstract functions to override [Sean]</text:p>
        </text:list-item>
        <text:list-item>
          <text:p text:style-name="P11">Create back-end of class (calling update loop, initialization, etc.) [Sean]</text:p>
        </text:list-item>
        <text:list-item>
          <text:p text:style-name="P12">Run function that starts the actual loops [Harpreet]</text:p>
        </text:list-item>
        <text:list-item>
          <text:p text:style-name="P13">Game time struct/timer class for calculations [Harpreet]</text:p>
        </text:list-item>
        <text:list-item>
          <text:p text:style-name="P14">Allow setting of game resolution (Optional, default 1080p) [Harpreet]</text:p>
        </text:list-item>
        <text:list-item>
          <text:p text:style-name="P15">Allow for setting of target framerate/vsync [Timothy]</text:p>
        </text:list-item>
        <text:list-item>
          <text:p text:style-name="P16">Skip draw iterations if game is behind target framerate [Timothy]</text:p>
        </text:list-item>
      </text:list>
      <text:p text:style-name="P17">User story 2: As a player I want the created games to work on multiple operating systems.</text:p>
      <text:p text:style-name="Standard">User story 3: As a game designer I want a graphics library so that I can have external assets appear on</text:p>
      <text:p text:style-name="Standard">screen.</text:p>
      <text:list text:style-name="LFO2" text:continue-numbering="true">
        <text:list-item>
          <text:p text:style-name="P18">Draw calls such as line, box, circle, etc (Called every frame that they are drawn) [Harpreet]</text:p>
        </text:list-item>
        <text:list-item>
          <text:p text:style-name="P19">Text drawing [Sean, Harpreet]</text:p>
        </text:list-item>
        <text:list-item>
          <text:p text:style-name="P20">Persistent drawn objects that must be explicitly deleted [Andrew]</text:p>
        </text:list-item>
        <text:list-item>
          <text:p text:style-name="P21">A way to move/scale/rotate these explicit objects [Andrew]</text:p>
        </text:list-item>
        <text:list-item>
          <text:p text:style-name="P22">Animation class [Sean,<text:s/>Andrew]</text:p>
        </text:list-item>
      </text:list>
      <text:p text:style-name="P23">User story 4: As a programmer I want to learn C# so I can create this project. [Timothy, Harpreet, Andrew]</text:p>
      <text:p text:style-name="P24"/>
      <text:p text:style-name="P25"/>
      <text:p text:style-name="P26">Team Roles:</text:p>
      <text:p text:style-name="Standard">Sean Riley: Product Owner, Developer, Programmer</text:p>
      <text:p text:style-name="Standard">Harpreet Singh: Scrum Master, Developer, Programmer</text:p>
      <text:p text:style-name="Standard">Andrew Purcell: Developer, Programmer</text:p>
      <text:p text:style-name="Standard">Timothy Su: Developer, Programmer</text:p>
      <text:p text:style-name="P27"/>
      <text:p text:style-name="P28">Initial task assignment:</text:p>
      <text:p text:style-name="Standard">Sean Riley: User Story 1: Tasks 1,2</text:p>
      <text:p text:style-name="Standard">Harpreet Singh: User Story 1: Tasks 3,4,5. User story 4.</text:p>
      <text:p text:style-name="Standard">Andrew Purcell: User Story 3: Tasks 1,2,5. User story 4.</text:p>
      <text:p text:style-name="Standard">Timothy Su: User story 1: Tasks 6,7. User story 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othy Su</meta:initial-creator>
    <dc:creator>Andrew Purcell</dc:creator>
    <meta:creation-date>2018-10-12T05:37:00Z</meta:creation-date>
    <dc:date>2018-10-22T22:42:00Z</dc:date>
    <meta:print-date>2018-10-12T05:36:00Z</meta:print-date>
    <meta:template xlink:href="Normal" xlink:type="simple"/>
    <meta:editing-cycles>3</meta:editing-cycles>
    <meta:editing-duration>PT180S</meta:editing-duration>
    <meta:document-statistic meta:page-count="1" meta:paragraph-count="3" meta:word-count="263" meta:character-count="1763" meta:row-count="12" meta:non-whitespace-character-count="1503"/>
  </office:meta>
</office:document-meta>
</file>